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3.639cm" fo:min-width="6.522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000000" draw:fill="solid" draw:fill-color="#b4c7dc" draw:textarea-horizontal-align="justify" draw:textarea-vertical-align="middle" draw:auto-grow-height="false" fo:min-height="3.639cm" fo:min-width="6.522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000000" draw:fill="solid" draw:fill-color="#81aca6" draw:textarea-horizontal-align="justify" draw:textarea-vertical-align="middle" draw:auto-grow-height="false" fo:min-height="3.639cm" fo:min-width="6.522cm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106cm" svg:stroke-color="#000000" draw:marker-start-width="0.358cm" draw:marker-end="Arrow" draw:marker-end-width="0.358cm" draw:textarea-vertical-align="middle" fo:padding-top="0.177cm" fo:padding-bottom="0.177cm" fo:padding-left="0.302cm" fo:padding-right="0.302cm" loext:decorative="false"/>
    </style:style>
    <style:style style:name="gr5" style:family="graphic" style:parent-style-name="standard">
      <style:graphic-properties svg:stroke-width="0.106cm" svg:stroke-color="#000000" draw:marker-start="Arrow" draw:marker-start-width="0.359cm" draw:marker-end="" draw:marker-end-width="0.359cm" draw:textarea-vertical-align="middle" fo:padding-top="0.178cm" fo:padding-bottom="0.178cm" fo:padding-left="0.303cm" fo:padding-right="0.303cm" loext:decorative="false"/>
    </style:style>
    <style:style style:name="gr6" style:family="graphic" style:parent-style-name="standard">
      <style:graphic-properties svg:stroke-width="0.106cm" svg:stroke-color="#000000" draw:marker-start="Arrow" draw:marker-start-width="0.359cm" draw:marker-end="Arrow" draw:marker-end-width="0.359cm" draw:textarea-vertical-align="bottom" fo:padding-top="0.178cm" fo:padding-bottom="0.178cm" fo:padding-left="0.303cm" fo:padding-right="0.303cm" loext:decorative="false"/>
    </style:style>
    <style:style style:name="gr7" style:family="graphic" style:parent-style-name="standard">
      <style:graphic-properties svg:stroke-width="0.106cm" svg:stroke-color="#000000" draw:marker-start-width="0.359cm" draw:marker-end="Arrow" draw:marker-end-width="0.359cm" draw:textarea-vertical-align="middle" fo:padding-top="0.178cm" fo:padding-bottom="0.178cm" fo:padding-left="0.303cm" fo:padding-right="0.303cm" loext:decorative="false"/>
    </style:style>
    <style:style style:name="gr8" style:family="graphic" style:parent-style-name="standard">
      <style:graphic-properties svg:stroke-width="0.106cm" svg:stroke-color="#000000" draw:marker-start="Arrow" draw:marker-start-width="0.359cm" draw:marker-end="Arrow" draw:marker-end-width="0.359cm" draw:textarea-vertical-align="middle" fo:padding-top="0.178cm" fo:padding-bottom="0.178cm" fo:padding-left="0.303cm" fo:padding-right="0.303cm" loext:decorative="false"/>
      <style:paragraph-properties style:writing-mode="lr-tb"/>
    </style:style>
    <style:style style:name="gr9" style:family="graphic" style:parent-style-name="standard">
      <style:graphic-properties svg:stroke-width="0.106cm" svg:stroke-color="#000000" draw:marker-start="Arrow" draw:marker-start-width="0.359cm" draw:marker-end="Arrow" draw:marker-end-width="0.359cm" draw:textarea-vertical-align="middle" fo:padding-top="0.178cm" fo:padding-bottom="0.178cm" fo:padding-left="0.303cm" fo:padding-right="0.303cm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56cm" loext:decorative="false"/>
      <style:paragraph-properties style:writing-mode="lr-tb"/>
    </style:style>
    <style:style style:name="gr11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9.164cm" fo:min-width="3.297cm" style:writing-mode="lr-tb" loext:decorative="false"/>
      <style:paragraph-properties style:writing-mode="lr-tb"/>
    </style:style>
    <style:style style:name="gr12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7.94cm" fo:min-width="3.773cm" style:writing-mode="lr-tb" loext:decorative="false"/>
      <style:paragraph-properties style:writing-mode="lr-tb"/>
    </style:style>
    <style:style style:name="gr13" style:family="graphic" style:parent-style-name="standard">
      <style:graphic-properties svg:stroke-width="0.035cm" svg:stroke-color="#000000" draw:marker-start-width="0.253cm" draw:marker-end="Arrow" draw:marker-end-width="0.253cm" draw:textarea-vertical-align="bottom" fo:padding-top="0.143cm" fo:padding-bottom="0.143cm" fo:padding-left="0.268cm" fo:padding-right="0.268cm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473cm" loext:decorative="false"/>
      <style:paragraph-properties style:writing-mode="lr-tb"/>
    </style:style>
    <style:style style:name="gr15" style:family="graphic" style:parent-style-name="standard">
      <style:graphic-properties svg:stroke-color="#000000" draw:fill="solid" draw:fill-color="#ffe994" draw:textarea-horizontal-align="justify" draw:textarea-vertical-align="middle" draw:auto-grow-height="false" fo:min-height="6.1cm" fo:min-width="8.086cm" style:writing-mode="lr-tb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212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1.423cm" fo:min-width="2.26cm" loext:decorative="false"/>
      <style:paragraph-properties style:writing-mode="lr-tb"/>
    </style:style>
    <style:style style:name="gr18" style:family="graphic" style:parent-style-name="standard">
      <style:graphic-properties svg:stroke-width="0.035cm" svg:stroke-color="#000000" draw:marker-start="" draw:marker-start-width="0.253cm" draw:marker-end="Arrow" draw:marker-end-width="0.253cm" draw:textarea-vertical-align="bottom" fo:padding-top="0.143cm" fo:padding-bottom="0.143cm" fo:padding-left="0.268cm" fo:padding-right="0.268cm" loext:decorative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6cm" loext:decorative="false"/>
      <style:paragraph-properties style:writing-mode="lr-tb"/>
    </style:style>
    <style:style style:name="gr20" style:family="graphic" style:parent-style-name="standard">
      <style:graphic-properties svg:stroke-width="0.081cm" svg:stroke-color="#000000" draw:marker-start-width="0.322cm" draw:marker-end="Arrow" draw:marker-end-width="0.322cm" draw:textarea-vertical-align="bottom" fo:padding-top="0.166cm" fo:padding-bottom="0.166cm" fo:padding-left="0.291cm" fo:padding-right="0.291cm" loext:decorative="false"/>
    </style:style>
    <style:style style:name="gr21" style:family="graphic" style:parent-style-name="standard">
      <style:graphic-properties svg:stroke-width="0.035cm" svg:stroke-color="#000000" draw:marker-start="Arrowheads_20_3" draw:marker-start-width="0.253cm" draw:marker-end="Arrow" draw:marker-end-width="0.253cm" draw:textarea-vertical-align="bottom" fo:padding-top="0.143cm" fo:padding-bottom="0.143cm" fo:padding-left="0.268cm" fo:padding-right="0.268cm" loext:decorative="false"/>
    </style:style>
    <style:style style:name="gr22" style:family="graphic" style:parent-style-name="standard">
      <style:graphic-properties svg:stroke-width="0.035cm" svg:stroke-color="#000000" draw:marker-start-width="0.252cm" draw:marker-end="Arrowheads_20_5" draw:marker-end-width="0.252cm" draw:textarea-vertical-align="middle" fo:padding-top="0.142cm" fo:padding-bottom="0.142cm" fo:padding-left="0.267cm" fo:padding-right="0.267cm" loext:decorative="false"/>
    </style:style>
    <style:style style:name="gr23" style:family="graphic" style:parent-style-name="standard">
      <style:graphic-properties svg:stroke-width="0.035cm" svg:stroke-color="#000000" draw:marker-start-width="0.252cm" draw:marker-end="Arrowheads_20_4" draw:marker-end-width="0.252cm" draw:textarea-vertical-align="middle" fo:padding-top="0.142cm" fo:padding-bottom="0.142cm" fo:padding-left="0.267cm" fo:padding-right="0.267cm" loext:decorative="false"/>
    </style:style>
    <style:style style:name="gr24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 loext:decorative="fals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44cm" loext:decorative="false"/>
      <style:paragraph-properties style:writing-mode="lr-tb"/>
    </style:style>
    <style:style style:name="P1" style:family="paragraph">
      <style:paragraph-properties fo:text-align="center" style:writing-mode="lr-tb"/>
      <style:text-properties fo:font-size="24pt" style:font-size-asian="24pt" style:font-size-complex="24pt"/>
    </style:style>
    <style:style style:name="P2" style:family="paragraph">
      <loext:graphic-properties draw:fill="solid" draw:fill-color="#cccccc"/>
      <style:paragraph-properties fo:text-align="center" style:writing-mode="lr-tb"/>
      <style:text-properties fo:font-size="24pt" style:font-size-asian="24pt" style:font-size-complex="24pt"/>
    </style:style>
    <style:style style:name="P3" style:family="paragraph">
      <loext:graphic-properties draw:fill="solid" draw:fill-color="#b4c7dc"/>
      <style:paragraph-properties fo:text-align="center" style:writing-mode="lr-tb"/>
      <style:text-properties fo:font-size="24pt" style:font-size-asian="24pt" style:font-size-complex="24pt"/>
    </style:style>
    <style:style style:name="P4" style:family="paragraph">
      <loext:graphic-properties draw:fill="solid" draw:fill-color="#81aca6"/>
      <style:paragraph-properties fo:text-align="center" style:writing-mode="lr-tb"/>
      <style:text-properties fo:font-size="24pt" style:font-size-asian="24pt" style:font-size-complex="24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2.54cm" fo:text-align="center" fo:text-indent="0cm"/>
    </style:style>
    <style:style style:name="P7" style:family="paragraph">
      <style:paragraph-properties fo:margin-left="0cm" fo:margin-right="2.54cm" fo:margin-top="0cm" fo:margin-bottom="0cm" fo:line-height="100%" fo:text-align="center" fo:text-indent="0cm"/>
    </style:style>
    <style:style style:name="P8" style:family="paragraph">
      <style:paragraph-properties fo:margin-left="0cm" fo:margin-right="0cm" fo:margin-top="0cm" fo:margin-bottom="0cm" fo:line-height="100%" fo:text-align="end" fo:text-indent="0cm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/>
      <style:text-properties fo:font-size="18pt" style:font-size-asian="18pt" style:font-size-complex="18pt"/>
    </style:style>
    <style:style style:name="P10" style:family="paragraph">
      <style:paragraph-properties fo:margin-left="0.178cm" fo:margin-right="0cm" fo:text-align="center" fo:text-indent="0cm"/>
    </style:style>
    <style:style style:name="P11" style:family="paragraph">
      <style:paragraph-properties fo:margin-left="0cm" fo:margin-right="0cm" fo:margin-top="0cm" fo:margin-bottom="0cm" fo:line-height="100%" fo:text-align="start" fo:text-indent="0cm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18pt" style:font-size-asian="18pt" style:font-size-complex="18pt"/>
    </style:style>
    <style:style style:name="P13" style:family="paragraph">
      <loext:graphic-properties draw:fill="solid" draw:fill-color="#ffe994"/>
      <style:paragraph-properties fo:text-align="center" style:writing-mode="lr-tb"/>
      <style:text-properties fo:font-size="24pt" style:font-size-asian="24pt" style:font-size-complex="24pt"/>
    </style:style>
    <style:style style:name="P1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24pt" style:font-size-asian="24pt" style:font-size-complex="24pt"/>
    </style:style>
    <style:style style:name="P15" style:family="paragraph">
      <style:paragraph-properties fo:margin-left="0cm" fo:margin-right="0cm" fo:margin-top="0cm" fo:margin-bottom="0cm" fo:line-height="100%" fo:text-align="center" fo:text-indent="0cm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8pt" style:font-size-asian="18pt" style:font-size-complex="18pt"/>
    </style:style>
    <style:style style:name="P17" style:family="paragraph">
      <loext:graphic-properties draw:fill="solid"/>
      <style:paragraph-properties fo:text-align="center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/>
      <style:text-properties fo:font-size="10pt" style:font-size-asian="10pt" style:font-size-complex="1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7" draw:id="id7" draw:layer="layout" svg:width="7.022cm" svg:height="3.889cm" svg:x="18.505cm" svg:y="9.816cm">
          <draw:glue-point draw:id="4" svg:x="5.001cm" svg:y="-1.519cm"/>
          <draw:glue-point draw:id="5" svg:x="5.001cm" svg:y="1.745cm"/>
          <draw:glue-point draw:id="6" svg:x="5.001cm" svg:y="3.468cm"/>
          <draw:glue-point draw:id="7" svg:x="5.001cm" svg:y="-3.062cm"/>
          <draw:glue-point draw:id="8" svg:x="-5.001cm" svg:y="-2.406cm"/>
          <draw:glue-point draw:id="9" svg:x="-5.001cm" svg:y="2.597cm"/>
          <text:p text:style-name="P1"><text:span text:style-name="T1">CS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9" draw:id="id9" draw:layer="layout" svg:width="7.022cm" svg:height="3.889cm" svg:x="18.505cm" svg:y="15.168cm">
          <draw:glue-point draw:id="4" svg:x="5.001cm" svg:y="-2.267cm"/>
          <draw:glue-point draw:id="5" svg:x="5.001cm" svg:y="2.681cm"/>
          <draw:glue-point draw:id="6" svg:x="-5.001cm" svg:y="2.496cm"/>
          <draw:glue-point draw:id="7" svg:x="-5.001cm" svg:y="-2.73cm"/>
          <text:p text:style-name="P1"><text:span text:style-name="T1">Buffer </text:span><text:span text:style-name="T1"><text:line-break/></text:span><text:span text:style-name="T1">Descripto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1" draw:id="id1" draw:layer="layout" svg:width="7.022cm" svg:height="3.889cm" svg:x="18.505cm" svg:y="26.58cm">
          <draw:glue-point draw:id="4" svg:x="-5cm" svg:y="-1.27cm"/>
          <draw:glue-point draw:id="5" svg:x="-5.001cm" svg:y="3.252cm"/>
          <draw:glue-point draw:id="6" svg:x="5.001cm" svg:y="-2.998cm"/>
          <draw:glue-point draw:id="7" svg:x="5.001cm" svg:y="3.597cm"/>
          <draw:glue-point draw:id="8" svg:x="5.001cm" svg:y="-0.588cm"/>
          <draw:glue-point draw:id="9" svg:x="5.001cm" svg:y="2.499cm"/>
          <draw:glue-point draw:id="10" svg:x="5.001cm" svg:y="-2.568cm"/>
          <draw:glue-point draw:id="11" svg:x="-5.001cm" svg:y="-3.311cm"/>
          <draw:glue-point draw:id="12" svg:x="-5cm" svg:y="1.211cm"/>
          <text:p text:style-name="P1"><text:span text:style-name="T1">Data Trans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" draw:id="id2" draw:layer="layout" svg:width="7.022cm" svg:height="3.889cm" svg:x="18.505cm" svg:y="20.182cm">
          <draw:glue-point draw:id="4" svg:x="-5.001cm" svg:y="-2.242cm"/>
          <text:p text:style-name="P1"><text:span text:style-name="T1">TX 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3" draw:id="id3" draw:layer="layout" svg:width="7.022cm" svg:height="3.889cm" svg:x="18.505cm" svg:y="33.469cm">
          <text:p text:style-name="P1"><text:span text:style-name="T1">RX 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svg:x1="22.016cm" svg:y1="26.58cm" svg:x2="22.016cm" svg:y2="24.071cm" draw:start-shape="id1" draw:start-glue-point="0" draw:end-shape="id2" draw:end-glue-point="2" svg:d="M22016 26580v-2509" svg:viewBox="0 0 1 2510">
          <text:p/>
        </draw:connector>
        <draw:connector draw:style-name="gr5" draw:text-style-name="P5" draw:layer="layout" svg:x1="22.016cm" svg:y1="30.469cm" svg:x2="22.016cm" svg:y2="33.469cm" draw:start-shape="id1" draw:start-glue-point="2" draw:end-shape="id3" draw:end-glue-point="0" svg:d="M22016 30469v3000" svg:viewBox="0 0 1 3001">
          <text:p/>
        </draw:connector>
        <draw:connector draw:style-name="gr6" draw:text-style-name="P6" draw:layer="layout" svg:x1="18.505cm" svg:y1="28.994cm" svg:x2="5.229cm" svg:y2="28.979cm" draw:start-shape="id1" draw:start-glue-point="12" svg:d="M18505 28994h-6888v-15h-6388" svg:viewBox="0 0 13277 16">
          <text:p/>
        </draw:connector>
        <draw:connector draw:style-name="gr7" draw:text-style-name="P5" draw:layer="layout" svg:x1="35.562cm" svg:y1="35.387cm" svg:x2="25.527cm" svg:y2="35.413cm" draw:start-shape="id4" draw:start-glue-point="5" draw:end-shape="id3" draw:end-glue-point="1" svg:d="M35562 35387h-5017v26h-5018" svg:viewBox="0 0 10036 27">
          <text:p/>
        </draw:connector>
        <draw:connector draw:style-name="gr8" draw:text-style-name="P5" draw:layer="layout" svg:x1="35.562cm" svg:y1="32.501cm" svg:x2="32.776cm" svg:y2="32.503cm" draw:start-shape="id4" draw:start-glue-point="4" draw:end-shape="id5" draw:end-glue-point="5" svg:d="M35562 32501h-1393v2h-1393" svg:viewBox="0 0 2787 3">
          <text:p text:style-name="P5"><text:s/></text:p>
        </draw:connector>
        <draw:connector draw:style-name="gr9" draw:text-style-name="P5" draw:layer="layout" svg:x1="32.776cm" svg:y1="24.971cm" svg:x2="35.562cm" svg:y2="24.961cm" draw:start-shape="id5" draw:start-glue-point="4" draw:end-shape="id6" draw:end-glue-point="5" svg:d="M32776 24971h1393v-10h1393" svg:viewBox="0 0 2787 11">
          <text:p/>
        </draw:connector>
        <draw:connector draw:style-name="gr7" draw:text-style-name="P5" draw:layer="layout" svg:x1="25.527cm" svg:y1="22.126cm" svg:x2="35.562cm" svg:y2="22.13cm" draw:start-shape="id2" draw:start-glue-point="1" svg:d="M25527 22126h5268v4h4767" svg:viewBox="0 0 10036 5">
          <text:p/>
        </draw:connector>
        <draw:connector draw:style-name="gr7" draw:text-style-name="P5" draw:layer="layout" svg:x1="25.527cm" svg:y1="11.76cm" svg:x2="35.562cm" svg:y2="11.775cm" draw:start-shape="id7" draw:start-glue-point="1" draw:end-shape="id8" draw:end-glue-point="3" svg:d="M25527 11760h5018v15h5017" svg:viewBox="0 0 10036 16">
          <text:p/>
        </draw:connector>
        <draw:connector draw:style-name="gr9" draw:text-style-name="P5" draw:layer="layout" draw:line-skew="-1.43cm" svg:x1="18.505cm" svg:y1="16.051cm" svg:x2="18.505cm" svg:y2="12.769cm" draw:start-shape="id9" draw:start-glue-point="7" draw:end-shape="id7" draw:end-glue-point="9" svg:d="M18505 16051h-1931v-3282h1931" svg:viewBox="0 0 1932 3283">
          <text:p/>
        </draw:connector>
        <draw:connector draw:style-name="gr9" draw:text-style-name="P5" draw:layer="layout" draw:line-skew="-1.413cm" svg:x1="18.505cm" svg:y1="18.082cm" svg:x2="18.505cm" svg:y2="27.237cm" draw:start-shape="id9" draw:start-glue-point="6" draw:end-shape="id1" draw:end-glue-point="11" svg:d="M18505 18082h-1914v9155h1914" svg:viewBox="0 0 1915 9156">
          <text:p/>
        </draw:connector>
        <draw:connector draw:style-name="gr6" draw:text-style-name="P7" draw:layer="layout" svg:x1="5.226cm" svg:y1="10.824cm" svg:x2="18.505cm" svg:y2="10.825cm" draw:end-shape="id7" draw:end-glue-point="8" svg:d="M5226 10824h6389v1h6890" svg:viewBox="0 0 13280 2">
          <text:p/>
        </draw:connector>
        <draw:frame draw:style-name="gr10" draw:text-style-name="P9" draw:layer="layout" svg:width="5.856cm" svg:height="0.962cm" svg:x="48.699cm" svg:y="5.361cm">
          <draw:text-box>
            <text:p text:style-name="P8"><text:span text:style-name="T2">phy_rstn_o</text:span></text:p>
          </draw:text-box>
        </draw:frame>
        <draw:connector draw:style-name="gr9" draw:text-style-name="P5" draw:layer="layout" svg:x1="18.505cm" svg:y1="28.031cm" svg:x2="13.568cm" svg:y2="23.703cm" draw:start-shape="id1" draw:start-glue-point="4" draw:end-shape="id10" draw:end-glue-point="2" svg:d="M18505 28031h-4937v-4328" svg:viewBox="0 0 4938 4329">
          <text:p/>
        </draw:connector>
        <draw:custom-shape draw:style-name="gr11" draw:text-style-name="P2" xml:id="id5" draw:id="id5" draw:layer="layout" svg:width="3.797cm" svg:height="9.414cm" svg:x="28.98cm" svg:y="24.055cm">
          <draw:glue-point draw:id="4" svg:x="5.001cm" svg:y="-4.027cm"/>
          <draw:glue-point draw:id="5" svg:x="5.001cm" svg:y="3.974cm"/>
          <draw:glue-point draw:id="6" svg:x="-5.003cm" svg:y="-0.265cm"/>
          <text:p text:style-name="P1"><text:span text:style-name="T1">CD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xml:id="id10" draw:id="id10" draw:layer="layout" svg:width="4.273cm" svg:height="8.19cm" svg:x="11.432cm" svg:y="15.513cm">
          <text:p text:style-name="P1"><text:span text:style-name="T1">Eth Log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10" draw:layer="layout" svg:x1="21.614cm" svg:y1="5.888cm" svg:x2="48.456cm" svg:y2="5.904cm" svg:d="M21614 5888h13421v16h13421" svg:viewBox="0 0 26843 17">
          <text:p/>
        </draw:connector>
        <draw:frame draw:style-name="gr14" draw:text-style-name="P12" draw:layer="layout" svg:width="9.973cm" svg:height="1.673cm" svg:x="5.787cm" svg:y="8.938cm">
          <draw:text-box>
            <text:p text:style-name="P11"><text:span text:style-name="T2">CSR I/F</text:span><text:span text:style-name="T2"><text:line-break/></text:span><text:span text:style-name="T2">(IOb | AXI Lite | Wishbone)</text:span></text:p>
          </draw:text-box>
        </draw:frame>
        <draw:connector draw:style-name="gr9" draw:text-style-name="P5" draw:layer="layout" svg:x1="13.568cm" svg:y1="15.513cm" svg:x2="18.505cm" svg:y2="11.76cm" draw:start-shape="id10" draw:start-glue-point="0" draw:end-shape="id7" draw:end-glue-point="3" svg:d="M13568 15513v-3753h4937" svg:viewBox="0 0 4938 3754">
          <text:p/>
        </draw:connector>
        <draw:connector draw:style-name="gr9" draw:text-style-name="P5" draw:layer="layout" svg:x1="25.527cm" svg:y1="28.524cm" svg:x2="28.98cm" svg:y2="28.513cm" draw:start-shape="id1" draw:start-glue-point="1" draw:end-shape="id5" draw:end-glue-point="6" svg:d="M25527 28524h1726v-11h1727" svg:viewBox="0 0 3454 12">
          <text:p/>
        </draw:connector>
        <draw:custom-shape draw:style-name="gr15" draw:text-style-name="P13" xml:id="id4" draw:id="id4" draw:layer="layout" svg:width="8.586cm" svg:height="6.35cm" svg:x="35.562cm" svg:y="31.331cm">
          <draw:glue-point draw:id="4" svg:x="-5.001cm" svg:y="-3.159cm"/>
          <draw:glue-point draw:id="5" svg:x="-5.001cm" svg:y="1.388cm"/>
          <text:p text:style-name="P1"><text:span text:style-name="T1">Rece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7.022cm" svg:height="3.889cm" svg:x="18.505cm" svg:y="3.978cm">
          <draw:glue-point draw:id="4" svg:x="5.001cm" svg:y="-1.519cm"/>
          <draw:glue-point draw:id="5" svg:x="5.001cm" svg:y="1.745cm"/>
          <draw:glue-point draw:id="6" svg:x="5.001cm" svg:y="3.468cm"/>
          <draw:glue-point draw:id="7" svg:x="5.001cm" svg:y="-3.062cm"/>
          <draw:glue-point draw:id="8" svg:x="-5.001cm" svg:y="-2.406cm"/>
          <draw:glue-point draw:id="9" svg:x="-5.001cm" svg:y="2.597cm"/>
          <text:p text:style-name="P14"><text:span text:style-name="T1">PHY Reset</text:span></text:p>
          <text:p text:style-name="P14"><text:span text:style-name="T1">Coun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2" draw:layer="layout" svg:width="3.712cm" svg:height="1.673cm" svg:x="5.82cm" svg:y="26.878cm">
          <draw:text-box>
            <text:p text:style-name="P11"><text:span text:style-name="T2">Memory I/F</text:span><text:span text:style-name="T2"><text:line-break/></text:span><text:span text:style-name="T2">(AXI)</text:span></text:p>
          </draw:text-box>
        </draw:frame>
        <draw:frame draw:style-name="gr17" draw:text-style-name="P16" draw:layer="layout" svg:width="2.76cm" svg:height="1.673cm" svg:x="25.836cm" svg:y="26.651cm">
          <draw:text-box>
            <text:p text:style-name="P15"><text:span text:style-name="T2">Status</text:span></text:p>
            <text:p text:style-name="P15"><text:span text:style-name="T2">signals</text:span></text:p>
          </draw:text-box>
        </draw:frame>
        <draw:connector draw:style-name="gr18" draw:text-style-name="P6" draw:layer="layout" svg:x1="18.505cm" svg:y1="29.788cm" svg:x2="5.261cm" svg:y2="29.789cm" draw:start-shape="id1" draw:start-glue-point="5" svg:d="M18505 29788h-6872v1h-6372" svg:viewBox="0 0 13245 2">
          <text:p/>
        </draw:connector>
        <draw:frame draw:style-name="gr19" draw:text-style-name="P12" draw:layer="layout" svg:width="2.76cm" svg:height="0.962cm" svg:x="5.86cm" svg:y="29.968cm">
          <draw:text-box>
            <text:p text:style-name="P11"><text:span text:style-name="T2">inta_o</text:span></text:p>
          </draw:text-box>
        </draw:frame>
        <draw:connector draw:style-name="gr13" draw:text-style-name="P10" draw:layer="layout" svg:x1="48.172cm" svg:y1="25.467cm" svg:x2="44.148cm" svg:y2="25.459cm" svg:d="M48172 25467h-2012v-8h-2012" svg:viewBox="0 0 4025 9">
          <text:p/>
        </draw:connector>
        <draw:connector draw:style-name="gr20" draw:text-style-name="P10" draw:layer="layout" svg:x1="44.148cm" svg:y1="23.934cm" svg:x2="48.172cm" svg:y2="23.942cm" svg:d="M44148 23934h2263v8h1761" svg:viewBox="0 0 4025 9">
          <text:p/>
        </draw:connector>
        <draw:connector draw:style-name="gr13" draw:text-style-name="P10" draw:layer="layout" svg:x1="44.148cm" svg:y1="22.402cm" svg:x2="48.172cm" svg:y2="22.41cm" svg:d="M44148 22402h2263v8h1761" svg:viewBox="0 0 4025 9">
          <text:p/>
        </draw:connector>
        <draw:connector draw:style-name="gr13" draw:text-style-name="P10" draw:layer="layout" svg:x1="44.148cm" svg:y1="20.756cm" svg:x2="48.172cm" svg:y2="20.764cm" svg:d="M44148 20756h2263v8h1761" svg:viewBox="0 0 4025 9">
          <text:p/>
        </draw:connector>
        <draw:connector draw:style-name="gr13" draw:text-style-name="P10" xml:id="id11" draw:id="id11" draw:layer="layout" svg:x1="48.172cm" svg:y1="32.027cm" svg:x2="44.148cm" svg:y2="32.019cm" svg:d="M48172 32027h-2012v-8h-2012" svg:viewBox="0 0 4025 9">
          <text:p/>
        </draw:connector>
        <draw:connector draw:style-name="gr13" draw:text-style-name="P10" draw:layer="layout" svg:x1="48.172cm" svg:y1="32.933cm" svg:x2="44.148cm" svg:y2="32.925cm" svg:d="M48172 32933h-2012v-8h-2012" svg:viewBox="0 0 4025 9">
          <text:p/>
        </draw:connector>
        <draw:connector draw:style-name="gr13" draw:text-style-name="P10" draw:layer="layout" svg:x1="48.172cm" svg:y1="33.998cm" svg:x2="44.148cm" svg:y2="33.99cm" svg:d="M48172 33998h-2012v-8h-2012" svg:viewBox="0 0 4025 9">
          <text:p/>
        </draw:connector>
        <draw:connector draw:style-name="gr20" draw:text-style-name="P10" draw:layer="layout" svg:x1="48.172cm" svg:y1="34.971cm" svg:x2="44.148cm" svg:y2="34.963cm" svg:d="M48172 34971h-2012v-8h-2012" svg:viewBox="0 0 4025 9">
          <text:p/>
        </draw:connector>
        <draw:connector draw:style-name="gr13" draw:text-style-name="P10" draw:layer="layout" svg:x1="48.172cm" svg:y1="35.91cm" svg:x2="44.148cm" svg:y2="35.902cm" svg:d="M48172 35910h-2012v-8h-2012" svg:viewBox="0 0 4025 9">
          <text:p/>
        </draw:connector>
        <draw:connector draw:style-name="gr13" draw:text-style-name="P10" draw:layer="layout" svg:x1="48.172cm" svg:y1="37.014cm" svg:x2="44.148cm" svg:y2="37.006cm" svg:d="M48172 37014h-2012v-8h-2012" svg:viewBox="0 0 4025 9">
          <text:p/>
        </draw:connector>
        <draw:connector draw:style-name="gr13" draw:text-style-name="P10" draw:layer="layout" svg:x1="44.148cm" svg:y1="12.664cm" svg:x2="48.172cm" svg:y2="12.672cm" svg:d="M44148 12664h2263v8h1761" svg:viewBox="0 0 4025 9">
          <text:p/>
        </draw:connector>
        <draw:connector draw:style-name="gr21" draw:text-style-name="P10" draw:layer="layout" svg:x1="44.148cm" svg:y1="11.046cm" svg:x2="48.172cm" svg:y2="11.054cm" svg:d="M44148 11046h2012v8h2012" svg:viewBox="0 0 4025 9">
          <text:p/>
        </draw:connector>
        <draw:frame draw:style-name="gr10" draw:text-style-name="P9" draw:layer="layout" svg:width="5.856cm" svg:height="0.962cm" svg:x="48.699cm" svg:y="10.53cm">
          <draw:text-box>
            <text:p text:style-name="P8"><text:span text:style-name="T2">mii_mdio_io</text:span></text:p>
          </draw:text-box>
        </draw:frame>
        <draw:frame draw:style-name="gr10" draw:text-style-name="P9" draw:layer="layout" svg:width="5.856cm" svg:height="0.962cm" svg:x="48.699cm" svg:y="12.175cm">
          <draw:text-box>
            <text:p text:style-name="P8"><text:span text:style-name="T2">mii_mdc_o</text:span></text:p>
          </draw:text-box>
        </draw:frame>
        <draw:frame draw:style-name="gr10" draw:text-style-name="P9" draw:layer="layout" svg:width="5.856cm" svg:height="0.962cm" svg:x="48.699cm" svg:y="24.927cm">
          <draw:text-box>
            <text:p text:style-name="P8"><text:span text:style-name="T2">mii_tx_clk_i</text:span></text:p>
          </draw:text-box>
        </draw:frame>
        <draw:frame draw:style-name="gr10" draw:text-style-name="P9" draw:layer="layout" svg:width="5.856cm" svg:height="0.962cm" svg:x="48.699cm" svg:y="31.48cm">
          <draw:text-box>
            <text:p text:style-name="P8"><text:span text:style-name="T2">mii_rx_clk_i</text:span></text:p>
          </draw:text-box>
        </draw:frame>
        <draw:frame draw:style-name="gr10" draw:text-style-name="P9" draw:layer="layout" svg:width="5.856cm" svg:height="0.962cm" svg:x="48.699cm" svg:y="20.245cm">
          <draw:text-box>
            <text:p text:style-name="P8"><text:span text:style-name="T2">mii_tx_en_o</text:span></text:p>
          </draw:text-box>
        </draw:frame>
        <draw:frame draw:style-name="gr10" draw:text-style-name="P9" draw:layer="layout" svg:width="5.856cm" svg:height="0.962cm" svg:x="48.699cm" svg:y="21.911cm">
          <draw:text-box>
            <text:p text:style-name="P8"><text:span text:style-name="T2">mii_tx_er_o</text:span></text:p>
          </draw:text-box>
        </draw:frame>
        <draw:frame draw:style-name="gr10" draw:text-style-name="P9" draw:layer="layout" svg:width="5.856cm" svg:height="0.962cm" svg:x="48.699cm" svg:y="23.418cm">
          <draw:text-box>
            <text:p text:style-name="P8"><text:span text:style-name="T2">mii_txd_o</text:span></text:p>
          </draw:text-box>
        </draw:frame>
        <draw:frame draw:style-name="gr10" draw:text-style-name="P9" draw:layer="layout" svg:width="5.856cm" svg:height="0.962cm" svg:x="48.699cm" svg:y="34.448cm">
          <draw:text-box>
            <text:p text:style-name="P8"><text:span text:style-name="T2">mii_rxd_i</text:span></text:p>
          </draw:text-box>
        </draw:frame>
        <draw:frame draw:style-name="gr10" draw:text-style-name="P9" draw:layer="layout" svg:width="5.856cm" svg:height="0.962cm" svg:x="48.699cm" svg:y="32.441cm">
          <draw:text-box>
            <text:p text:style-name="P8"><text:span text:style-name="T2">mii_rx_dv_i</text:span></text:p>
          </draw:text-box>
        </draw:frame>
        <draw:frame draw:style-name="gr10" draw:text-style-name="P9" draw:layer="layout" svg:width="5.856cm" svg:height="0.962cm" svg:x="48.699cm" svg:y="33.451cm">
          <draw:text-box>
            <text:p text:style-name="P8"><text:span text:style-name="T2">mii_rx_er_i</text:span></text:p>
          </draw:text-box>
        </draw:frame>
        <draw:frame draw:style-name="gr10" draw:text-style-name="P9" draw:layer="layout" svg:width="5.856cm" svg:height="0.962cm" svg:x="48.699cm" svg:y="35.505cm">
          <draw:text-box>
            <text:p text:style-name="P8"><text:span text:style-name="T2">mii_crs_i</text:span></text:p>
          </draw:text-box>
        </draw:frame>
        <draw:frame draw:style-name="gr10" draw:text-style-name="P9" draw:layer="layout" svg:width="5.856cm" svg:height="0.962cm" svg:x="48.699cm" svg:y="36.601cm">
          <draw:text-box>
            <text:p text:style-name="P8"><text:span text:style-name="T2">mii_col_i</text:span></text:p>
          </draw:text-box>
        </draw:frame>
        <draw:custom-shape draw:style-name="gr15" draw:text-style-name="P13" xml:id="id6" draw:id="id6" draw:layer="layout" svg:width="8.586cm" svg:height="6.35cm" svg:x="35.562cm" svg:y="19.866cm">
          <draw:glue-point draw:id="4" svg:x="-5.001cm" svg:y="-2.396cm"/>
          <draw:glue-point draw:id="5" svg:x="-5.001cm" svg:y="3.025cm"/>
          <text:p text:style-name="P1"><text:span text:style-name="T1">Transmit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3" xml:id="id8" draw:id="id8" draw:layer="layout" svg:width="8.586cm" svg:height="6.35cm" svg:x="35.562cm" svg:y="8.6cm">
          <draw:glue-point draw:id="4" svg:x="-5.001cm" svg:y="-2.396cm"/>
          <draw:glue-point draw:id="5" svg:x="-5.001cm" svg:y="2.381cm"/>
          <text:p text:style-name="P1"><text:span text:style-name="T1">MII Manage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2" draw:text-style-name="P5" xml:id="id12" draw:id="id12" draw:layer="layout" draw:line-skew="-3.525cm" svg:x1="48.172cm" svg:y1="32.027cm" svg:x2="32.801cm" svg:y2="30.74cm" draw:start-shape="id11" draw:start-glue-point="2" svg:d="M48172 32027h-3007v-1287h-12364" svg:viewBox="0 0 15372 1288">
          <text:p/>
        </draw:connector>
        <draw:connector draw:style-name="gr23" draw:text-style-name="P5" draw:layer="layout" draw:line-skew="5.099cm" svg:x1="32.801cm" svg:y1="30.74cm" svg:x2="25.547cm" svg:y2="34.395cm" draw:start-shape="id12" draw:start-glue-point="3" svg:d="M32801 30740h1222v3655h-8476" svg:viewBox="0 0 8477 3656">
          <text:p/>
        </draw:connector>
        <draw:connector draw:style-name="gr22" draw:text-style-name="P5" draw:layer="layout" draw:line-skew="4.902cm" svg:x1="47.741cm" svg:y1="25.467cm" svg:x2="32.784cm" svg:y2="26.742cm" svg:d="M47741 25467h-2576v1275h-12381" svg:viewBox="0 0 14958 1276">
          <text:p/>
        </draw:connector>
        <draw:connector draw:style-name="gr23" draw:text-style-name="P5" draw:layer="layout" draw:line-skew="4.772cm" svg:x1="32.957cm" svg:y1="26.74cm" svg:x2="25.533cm" svg:y2="22.853cm" svg:d="M32957 26740h1060v-3887h-8484" svg:viewBox="0 0 8485 3888">
          <text:p/>
        </draw:connector>
        <draw:line draw:style-name="gr24" draw:text-style-name="P17" draw:layer="layout" svg:x1="47.247cm" svg:y1="34.678cm" svg:x2="47cm" svg:y2="35.283cm">
          <text:p/>
        </draw:line>
        <draw:frame draw:style-name="gr25" draw:text-style-name="P18" draw:layer="layout" svg:width="0.844cm" svg:height="0.962cm" svg:x="46.931cm" svg:y="34.122cm">
          <draw:text-box>
            <text:p text:style-name="P8"><text:span text:style-name="T3">4</text:span></text:p>
          </draw:text-box>
        </draw:frame>
        <draw:line draw:style-name="gr24" draw:text-style-name="P17" draw:layer="layout" svg:x1="47.247cm" svg:y1="23.661cm" svg:x2="47cm" svg:y2="24.266cm">
          <text:p/>
        </draw:line>
        <draw:frame draw:style-name="gr25" draw:text-style-name="P18" draw:layer="layout" svg:width="0.844cm" svg:height="0.962cm" svg:x="46.931cm" svg:y="23.105cm">
          <draw:text-box>
            <text:p text:style-name="P8"><text:span text:style-name="T3">4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3" draw:display-name="Arrowheads 3" svg:viewBox="0 0 20 40" svg:d="M0 40l10-40 10 40z"/>
    <draw:marker draw:name="Arrowheads_20_4" draw:display-name="Arrowheads 4" svg:viewBox="0 0 1013 1130" svg:d="M1009 1050l-449-1008-22-30-29-12-34 12-21 26-449 1012-5 13v8l5 21 12 21 17 13 21 4h903l21-4 21-13 9-21 4-21v-8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</office:styles>
  <office:automatic-styles>
    <style:page-layout style:name="PM0">
      <style:page-layout-properties fo:margin-top="0cm" fo:margin-bottom="0cm" fo:margin-left="0cm" fo:margin-right="0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08-19T17:27:12.558650166</meta:creation-date>
    <dc:date>2026-01-12T17:29:39.921736079</dc:date>
    <meta:editing-duration>PT22H15M55S</meta:editing-duration>
    <meta:editing-cycles>115</meta:editing-cycles>
    <meta:generator>LibreOffice/25.8.4.2$Linux_X86_64 LibreOffice_project/580$Build-2</meta:generator>
    <meta:document-statistic meta:object-count="64"/>
  </office:meta>
</office:document-meta>
</file>